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use-window-font-color="true" loext:opacity="0%"/>
    </style:style>
    <style:style style:name="P2" style:family="paragraph" style:parent-style-name="Standard">
      <style:paragraph-properties fo:line-height="150%" fo:text-align="end" style:justify-single-word="false"/>
      <style:text-properties style:use-window-font-color="true" loext:opacity="0%"/>
    </style:style>
    <style:style style:name="P3" style:family="paragraph" style:parent-style-name="Standard">
      <style:paragraph-properties fo:line-height="150%" fo:text-align="center" style:justify-single-word="false"/>
      <style:text-properties style:use-window-font-color="true" loext:opacity="0%" style:font-name="Times New Roman" fo:font-size="14pt" style:font-size-asian="14pt" style:font-name-complex="Times New Roman1"/>
    </style:style>
    <style:style style:name="P4" style:family="paragraph" style:parent-style-name="Standard">
      <style:paragraph-properties fo:line-height="150%" fo:text-align="center" style:justify-single-word="false"/>
      <style:text-properties style:use-window-font-color="true" loext:opacity="0%" style:font-name="Times New Roman" fo:font-size="14pt" fo:font-weight="bold" style:font-size-asian="14pt" style:font-weight-asian="bold" style:font-name-complex="Times New Roman1"/>
    </style:style>
    <style:style style:name="P5" style:family="paragraph" style:parent-style-name="Standard">
      <style:paragraph-properties fo:line-height="150%" fo:text-align="center" style:justify-single-word="false"/>
      <style:text-properties style:use-window-font-color="true" loext:opacity="0%" style:font-name="Times New Roman" fo:font-size="14pt" style:font-size-asian="14pt" style:font-name-complex="Times New Roman1"/>
    </style:style>
    <style:style style:name="P6" style:family="paragraph" style:parent-style-name="Standard">
      <style:paragraph-properties fo:line-height="150%" fo:text-align="end" style:justify-single-word="false"/>
      <style:text-properties style:use-window-font-color="true" loext:opacity="0%" style:font-name="Times New Roman" fo:font-size="14pt" style:font-size-asian="14pt" style:font-name-complex="Times New Roman1"/>
    </style:style>
    <style:style style:name="P7" style:family="paragraph" style:parent-style-name="Standard" style:list-style-name="WWNum2">
      <loext:graphic-properties draw:fill="none" draw:fill-gradient-name="gradient" draw:fill-hatch-name="hatch"/>
      <style:paragraph-properties fo:margin-left="0cm" fo:margin-right="0cm" fo:margin-top="0cm" fo:margin-bottom="0cm" style:contextual-spacing="true" fo:line-height="115%" fo:text-align="justify" style:justify-single-word="false" fo:orphans="2" fo:widows="2" fo:hyphenation-ladder-count="no-limit" fo:text-indent="1.251cm" style:auto-text-indent="false" fo:break-before="auto" fo:break-after="auto" fo:background-color="transparent" fo:keep-with-next="auto" style:writing-mode="lr-tb"/>
      <style:text-properties style:font-name="Times New Roman" fo:font-size="14pt" style:font-size-asian="14pt" style:font-size-complex="14pt" fo:hyphenate="false" fo:hyphenation-remain-char-count="2" fo:hyphenation-push-char-count="2" loext:hyphenation-no-caps="false"/>
    </style:style>
    <style:style style:name="P8" style:family="paragraph" style:parent-style-name="Standard" style:list-style-name="WWNum3">
      <loext:graphic-properties draw:fill="none" draw:fill-gradient-name="gradient" draw:fill-hatch-name="hatch"/>
      <style:paragraph-properties fo:margin-left="0cm" fo:margin-right="0cm" fo:margin-top="0cm" fo:margin-bottom="0cm" style:contextual-spacing="true" fo:line-height="115%" fo:text-align="justify" style:justify-single-word="false" fo:orphans="2" fo:widows="2" fo:hyphenation-ladder-count="no-limit" fo:text-indent="1.251cm" style:auto-text-indent="false" fo:break-before="auto" fo:break-after="auto" fo:background-color="transparent" fo:keep-with-next="auto" style:writing-mode="lr-tb"/>
      <style:text-properties style:font-name="Times New Roman" fo:font-size="14pt" style:font-size-asian="14pt" style:font-size-complex="14pt" fo:hyphenate="false" fo:hyphenation-remain-char-count="2" fo:hyphenation-push-char-count="2" loext:hyphenation-no-caps="false"/>
    </style:style>
    <style:style style:name="P9" style:family="paragraph" style:parent-style-name="Standard" style:list-style-name="WWNum3">
      <loext:graphic-properties draw:fill="none" draw:fill-gradient-name="gradient" draw:fill-hatch-name="hatch"/>
      <style:paragraph-properties fo:margin-left="0cm" fo:margin-right="0cm" fo:margin-top="0cm" fo:margin-bottom="0cm" style:contextual-spacing="true" fo:line-height="115%" fo:text-align="justify" style:justify-single-word="false" fo:orphans="2" fo:widows="2" fo:hyphenation-ladder-count="no-limit" fo:text-indent="1.251cm" style:auto-text-indent="false" fo:break-before="auto" fo:break-after="auto" fo:background-color="transparent" fo:keep-with-next="auto" style:writing-mode="lr-tb"/>
      <style:text-properties style:font-name="Times New Roman" fo:font-size="14pt" officeooo:paragraph-rsid="000a3a61" style:font-size-asian="14pt" style:font-size-complex="14pt" fo:hyphenate="false" fo:hyphenation-remain-char-count="2" fo:hyphenation-push-char-count="2" loext:hyphenation-no-caps="false"/>
    </style:style>
    <style:style style:name="P10" style:family="paragraph" style:parent-style-name="Standard" style:list-style-name="WWNum5">
      <loext:graphic-properties draw:fill="none" draw:fill-gradient-name="gradient" draw:fill-hatch-name="hatch"/>
      <style:paragraph-properties fo:margin-left="0cm" fo:margin-right="0cm" fo:margin-top="0cm" fo:margin-bottom="0cm" style:contextual-spacing="true" fo:line-height="115%" fo:text-align="justify" style:justify-single-word="false" fo:orphans="2" fo:widows="2" fo:hyphenation-ladder-count="no-limit" fo:text-indent="1.251cm" style:auto-text-indent="false" fo:break-before="auto" fo:break-after="auto" fo:background-color="transparent" fo:keep-with-next="auto" style:writing-mode="lr-tb"/>
      <style:text-properties style:font-name="Times New Roman" fo:font-size="14pt" style:font-size-asian="14pt" style:font-size-complex="14pt" fo:hyphenate="false" fo:hyphenation-remain-char-count="2" fo:hyphenation-push-char-count="2" loext:hyphenation-no-caps="false"/>
    </style:style>
    <style:style style:name="P11" style:family="paragraph" style:parent-style-name="Standard" style:list-style-name="WWNum5">
      <loext:graphic-properties draw:fill="none" draw:fill-gradient-name="gradient" draw:fill-hatch-name="hatch"/>
      <style:paragraph-properties fo:margin-left="0cm" fo:margin-right="0cm" fo:margin-top="0cm" fo:margin-bottom="0cm" style:contextual-spacing="true" fo:line-height="115%" fo:text-align="justify" style:justify-single-word="false" fo:orphans="2" fo:widows="2" fo:hyphenation-ladder-count="no-limit" fo:text-indent="1.251cm" style:auto-text-indent="false" fo:break-before="auto" fo:break-after="auto" fo:background-color="transparent" fo:keep-with-next="auto" style:writing-mode="lr-tb"/>
      <style:text-properties style:font-name="Times New Roman" fo:font-size="14pt" officeooo:paragraph-rsid="000a3a61" style:font-size-asian="14pt" style:font-size-complex="14pt" fo:hyphenate="false" fo:hyphenation-remain-char-count="2" fo:hyphenation-push-char-count="2" loext:hyphenation-no-caps="false"/>
    </style:style>
    <style:style style:name="P12" style:family="paragraph" style:parent-style-name="Standard">
      <loext:graphic-properties draw:fill="none" draw:fill-gradient-name="gradient" draw:fill-hatch-name="hatch"/>
      <style:paragraph-properties fo:margin-left="0cm" fo:margin-right="0cm" fo:margin-top="0cm" fo:margin-bottom="0cm" style:contextual-spacing="true" fo:line-height="115%" fo:text-align="justify" style:justify-single-word="false" fo:orphans="2" fo:widows="2" fo:hyphenation-ladder-count="no-limit" fo:text-indent="1.251cm" style:auto-text-indent="false" fo:break-before="auto" fo:break-after="auto" fo:background-color="transparent" fo:keep-with-next="auto" style:writing-mode="lr-tb"/>
      <style:text-properties style:font-name="Times New Roman" fo:font-size="14pt" officeooo:paragraph-rsid="000a3a61" style:font-size-asian="14pt" style:font-size-complex="14pt" fo:hyphenate="false" fo:hyphenation-remain-char-count="2" fo:hyphenation-push-char-count="2" loext:hyphenation-no-caps="false"/>
    </style:style>
    <style:style style:name="P13" style:family="paragraph" style:parent-style-name="Standard" style:master-page-name="">
      <loext:graphic-properties draw:fill="none" draw:fill-gradient-name="gradient" draw:fill-hatch-name="hatch"/>
      <style:paragraph-properties fo:margin-left="0cm" fo:margin-right="0cm" fo:margin-top="0cm" fo:margin-bottom="0cm" style:contextual-spacing="true" fo:line-height="115%" fo:text-align="justify" style:justify-single-word="false" fo:orphans="2" fo:widows="2" fo:hyphenation-ladder-count="no-limit" fo:text-indent="1.251cm" style:auto-text-indent="false" style:page-number="auto" fo:break-before="auto" fo:break-after="auto" fo:background-color="transparent" fo:keep-with-next="auto" style:writing-mode="lr-tb"/>
      <style:text-properties style:font-name="Times New Roman" fo:font-size="14pt" officeooo:paragraph-rsid="000b80eb" style:font-size-asian="14pt" style:font-size-complex="14pt" fo:hyphenate="false" fo:hyphenation-remain-char-count="2" fo:hyphenation-push-char-count="2" loext:hyphenation-no-caps="false"/>
    </style:style>
    <style:style style:name="P14" style:family="paragraph" style:parent-style-name="Standard">
      <loext:graphic-properties draw:fill="none" draw:fill-gradient-name="gradient" draw:fill-hatch-name="hatch"/>
      <style:paragraph-properties fo:margin-left="0cm" fo:margin-right="0cm" fo:margin-top="0cm" fo:margin-bottom="0cm" style:contextual-spacing="true" fo:line-height="115%" fo:text-align="justify" style:justify-single-word="false" fo:orphans="2" fo:widows="2" fo:hyphenation-ladder-count="no-limit" fo:text-indent="1.251cm" style:auto-text-indent="false" fo:break-before="auto" fo:break-after="auto" fo:background-color="transparent" fo:keep-with-next="auto" style:writing-mode="lr-tb"/>
      <style:text-properties style:font-name="Times New Roman" fo:font-size="14pt" officeooo:paragraph-rsid="000b80eb" style:font-size-asian="14pt" style:font-size-complex="14pt" fo:hyphenate="false" fo:hyphenation-remain-char-count="2" fo:hyphenation-push-char-count="2" loext:hyphenation-no-caps="false"/>
    </style:style>
    <style:style style:name="P15" style:family="paragraph" style:parent-style-name="Standard">
      <loext:graphic-properties draw:fill="none" draw:fill-gradient-name="gradient" draw:fill-hatch-name="hatch"/>
      <style:paragraph-properties fo:margin-left="0cm" fo:margin-right="0cm" fo:margin-top="0cm" fo:margin-bottom="0cm" style:contextual-spacing="true" fo:line-height="115%" fo:text-align="justify" style:justify-single-word="false" fo:orphans="2" fo:widows="2" fo:hyphenation-ladder-count="no-limit" fo:text-indent="1.251cm" style:auto-text-indent="false" fo:break-before="auto" fo:break-after="auto" fo:background-color="transparent" fo:keep-with-next="auto" style:writing-mode="lr-tb"/>
      <style:text-properties style:font-name="Times New Roman" fo:font-size="14pt" officeooo:paragraph-rsid="000a7759" style:font-size-asian="14pt" style:font-size-complex="14pt" fo:hyphenate="false" fo:hyphenation-remain-char-count="2" fo:hyphenation-push-char-count="2" loext:hyphenation-no-caps="false"/>
    </style:style>
    <style:style style:name="P16" style:family="paragraph" style:parent-style-name="Standard">
      <loext:graphic-properties draw:fill="none" draw:fill-gradient-name="gradient" draw:fill-hatch-name="hatch"/>
      <style:paragraph-properties fo:margin-left="0cm" fo:margin-right="0cm" fo:margin-top="0cm" fo:margin-bottom="0cm" style:contextual-spacing="true" fo:line-height="115%" fo:text-align="justify" style:justify-single-word="false" fo:orphans="2" fo:widows="2" fo:hyphenation-ladder-count="no-limit" fo:text-indent="1.251cm" style:auto-text-indent="false" fo:break-before="auto" fo:break-after="auto" fo:background-color="transparent" fo:keep-with-next="auto" style:writing-mode="lr-tb"/>
      <style:text-properties style:font-name="Times New Roman" fo:font-size="14pt" style:font-size-asian="14pt" style:font-size-complex="14pt" fo:hyphenate="false" fo:hyphenation-remain-char-count="2" fo:hyphenation-push-char-count="2" loext:hyphenation-no-caps="false"/>
    </style:style>
    <style:style style:name="P17" style:family="paragraph" style:parent-style-name="Standard">
      <loext:graphic-properties draw:fill="none" draw:fill-gradient-name="gradient" draw:fill-hatch-name="hatch"/>
      <style:paragraph-properties fo:margin-left="0cm" fo:margin-right="0cm" fo:margin-top="0cm" fo:margin-bottom="0cm" style:contextual-spacing="true" fo:line-height="115%" fo:text-align="justify" style:justify-single-word="false" fo:orphans="2" fo:widows="2" fo:hyphenation-ladder-count="no-limit" fo:text-indent="1.251cm" style:auto-text-indent="false" fo:break-before="auto" fo:break-after="auto" fo:background-color="transparent" fo:keep-with-next="auto" style:writing-mode="lr-tb"/>
      <style:text-properties style:font-name="Times New Roman" fo:font-size="14pt" fo:font-weight="bold" officeooo:paragraph-rsid="000a3a61" style:font-size-asian="14pt" style:font-weight-asian="bold" style:font-size-complex="14pt" style:font-weight-complex="bold" fo:hyphenate="false" fo:hyphenation-remain-char-count="2" fo:hyphenation-push-char-count="2" loext:hyphenation-no-caps="false"/>
    </style:style>
    <style:style style:name="T65" style:family="text">
      <style:text-properties fo:language="en" fo:country="US"/>
    </style:style>
    <style:style style:name="T66" style:family="text">
      <style:text-properties fo:font-weight="bold" style:font-weight-asian="bold" style:font-weight-complex="bold"/>
    </style:style>
    <style:style style:name="T67" style:family="text">
      <style:text-properties officeooo:rsid="000b80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МИНОБРНАУКИ РОССИИ</text:p>
      <text:p text:style-name="P4">Федеральное государственное бюджетное образовательное учреждение высшего образования <text:line-break/>«Тульский государственный университет»</text:p>
      <text:p text:style-name="P1"/>
      <text:p text:style-name="P4">Интернет-институт</text:p>
      <text:p text:style-name="P1"/>
      <text:p text:style-name="P1"/>
      <text:p text:style-name="P1"/>
      <text:p text:style-name="P1"/>
      <text:p text:style-name="P1"/>
      <text:p text:style-name="P3">ОТЧЕТ ПО ЛАБОРАТОРНОЙ РАБОТЕ № 3 </text:p>
      <text:p text:style-name="P3">«Техническая диагностика компьютера с помощью специальных программных средств»</text:p>
      <text:p text:style-name="P3">по дисциплине</text:p>
      <text:p text:style-name="P3">«Архитектура вычислительных систем»</text:p>
      <text:p text:style-name="P3">Семестр 3</text:p>
      <text:p text:style-name="P1"/>
      <text:p text:style-name="P1"/>
      <text:p text:style-name="P3"/>
      <text:p text:style-name="P3"/>
      <text:p text:style-name="P1"/>
      <text:p text:style-name="P1"/>
      <text:p text:style-name="P3"/>
      <text:p text:style-name="P6">Выполнил: студент гр. ИБ262521-ф</text:p>
      <text:p text:style-name="P6">Артемов Александр Евгеньевич</text:p>
      <text:p text:style-name="P6">Проверил: канд. техн. наук, доц. </text:p>
      <text:p text:style-name="P6">Французова Юлия Вячеславовна</text:p>
      <text:p text:style-name="P2"/>
      <text:p text:style-name="P2"/>
      <text:p text:style-name="P2"/>
      <text:p text:style-name="P2"/>
      <text:p text:style-name="P3">Тула 2024</text:p>
      <text:p text:style-name="P13"><text:soft-page-break/><text:span text:style-name="T66">Название:</text:span> Техническая диагностика компьютера с помощью специальных программных средств.</text:p>
      <text:p text:style-name="P14"><text:span text:style-name="T66"/></text:p>
      <text:p text:style-name="P14"><text:span text:style-name="T66">Цель работы:</text:span> Ознакомление с сервисными программами (утилитами), предназначенными для технической диагностики IBM–совместимых ПК и микроЭВМ, изучение их функциональных возможностей и приобретение навыков работы с ними.</text:p>
      <text:p text:style-name="P12"/>
      <text:p text:style-name="P17">Выполнение лабораторной работы.</text:p>
      <text:p text:style-name="P12">При выполнении данной лабораторной работы я буду описывать конфигурацию собственного домашнего компьютера.</text:p>
      <text:p text:style-name="P12"/>
      <text:p text:style-name="P17">Описание конфигурации компьютера.</text:p>
      <text:p text:style-name="P12"/>
      <text:p text:style-name="P12">Персональный компьютер проходил тестирование 27 февраля 2024 года, протокол технической диагностики был <text:span text:style-name="T67">создан</text:span> в 17:40 <text:span text:style-name="T67">при помощи утилиты EVEREST v5.50.2100</text:span>. Во время диагностики исследуемый компьютер работал под управлением операционной системы <text:span text:style-name="T65">Microsoft</text:span> <text:span text:style-name="T65">Windows</text:span> 10 <text:span text:style-name="T65">Enterprise</text:span> <text:span text:style-name="T65">Professional</text:span> 6.2.9200. В вычислительной системе присутствует система драйверов типа Microsoft DirectX версии 12.0.</text:p>
      <text:p text:style-name="P12">Компьютер оснащен одним микропроцессором AMD Ryzen 7 модели 3800X 8-Core Processor производства фирмы Advanced Micro Devices (AMD). Микропроцессор относится к классу CISC процессоров, имеет суперскалярную архитектуру с 8 логическими ядрами, содержит встроенный арифметический сопроцессор, трехуровневую кэш–память, двухканальный контроллер оперативной памяти типа DDR4 <text:span text:style-name="T65">SDRAM</text:span>, контроллер интерфейса HyperTransport. Основные характеристики этого микропроцессора следующие:</text:p>
      <text:p text:style-name="P15">условный номер процессора – <text:s/>3800X</text:p>
      <text:p text:style-name="P12">условное наименование ядра микропроцессора – Matisse;</text:p>
      <text:p text:style-name="P12">конструктивное исполнение – корпус тип PGA-1331 под процессорный разъем AM-4 (1331 вывод);</text:p>
      <text:p text:style-name="P12">номинальная тактовая частота – 3,9 ГГц;</text:p>
      <text:p text:style-name="P12">максимальная тактовая частота в турбо режиме – 4,5 ГГц;</text:p>
      <text:p text:style-name="P12">внешняя тактовая частота – 100 МГц;</text:p>
      <text:p text:style-name="P12">коэффициент умножения внешней тактовой частоты – 39;</text:p>
      <text:p text:style-name="P12">разрядность шины данных – 64 бита;</text:p>
      <text:p text:style-name="P12">разрядность шины адреса – 36 бит;</text:p>
      <text:p text:style-name="P12">разрядность регистров общего назначения – 64 бита;</text:p>
      <text:p text:style-name="P12"><text:soft-page-break/>объем интегрированной кэш–памяти первого уровня – 64 Кбайт (на ядро), из них 32 Кбайта – для команд и 32 Кбайт – для данных;</text:p>
      <text:p text:style-name="P16">объем интегрированной кэш–памяти второго уровня – 512 Кбайт (на ядро);</text:p>
      <text:p text:style-name="P16">объем интегрированной кэш–памяти третьего уровня – 32 Мбайта;</text:p>
      <text:p text:style-name="P16">напряжение питания ядра микропроцессора – 1,45 вольта;</text:p>
      <text:p text:style-name="P16">максимальная потребляемая мощность – 142 Вт;</text:p>
      <text:p text:style-name="P16">количество транзисторов – 3,8 млрд.</text:p>
      <text:p text:style-name="P16">Микропроцессор поддерживает следующие наборы машинных команд: базовый набор команд (х86), расширенный набор команд х86–64, наборы команд AMD (<text:span text:style-name="T65">Extended MMX, MisAligned SSE, SSE4A, 3DNowPrefetch), Cyrix Extended MMX, <text:s/>IA (MMX, SSE, SSE 2, SSE 3, Supplemental SSE 3, SS</text:span><text:bookmark text:name="_GoBack"/><text:span text:style-name="T65">E 4.1, SSE 4.2, AVX, FMA, AES Extensions</text:span>). Микропроцессор содержит встроенный датчик контроля температуры ядра.</text:p>
      <text:p text:style-name="P16">Микропроцессор установлен на системной плате производства фирмы ASRock (Тайвань) модели <text:span text:style-name="T65">ASRock</text:span> B450 <text:span text:style-name="T65">Steel</text:span> <text:span text:style-name="T65">Legend</text:span>. Системная плата характеризуется следующими техническими параметрами:</text:p>
      <text:list xml:id="list2538252608" text:style-name="WWNum2">
        <text:list-item>
          <text:p text:style-name="P7">форм–фактор – <text:span text:style-name="T65">Standard – ATX</text:span>; </text:p>
        </text:list-item>
        <text:list-item>
          <text:p text:style-name="P7">габаритные размеры системной платы – 305 х 244 мм; </text:p>
        </text:list-item>
        <text:list-item>
          <text:p text:style-name="P7">количество процессорных разъемов – 1; </text:p>
        </text:list-item>
        <text:list-item>
          <text:p text:style-name="P7">тип процессорного разъема – AM-4; </text:p>
        </text:list-item>
        <text:list-item>
          <text:p text:style-name="P7">количество разъемов интерфейса <text:span text:style-name="T65">PCIe</text:span> x16 – 1 x PCIe 3.0<text:line-break/>(в режиме x4) черного цвета, 1 x PCIe 3.0 (в режиме x16) серебристого цвета, снабжены фиксирующим устройством для видеоадаптера;</text:p>
        </text:list-item>
        <text:list-item>
          <text:p text:style-name="P7">количество разъемов интерфейса <text:span text:style-name="T65">PCIe</text:span> x1 – 4, черного цвета; </text:p>
        </text:list-item>
        <text:list-item>
          <text:p text:style-name="P7">количество разъемов интерфейса M2 – 2, <text:span text:style-name="T65">Ultra</text:span> <text:span text:style-name="T65">M</text:span>.2 <text:span text:style-name="T65">Socket</text:span> (M2_1), поддерживает размеры 2230/2242/2260/2280, версия носителя Gen3 x4 (32 Гбит/с), снабжен защитным кожухом для носителя, и <text:span text:style-name="T65">M</text:span>.2 <text:span text:style-name="T65">Socket</text:span> (M2_2), поддерживает размеры 2230/2242/2260/2280/22110, версия носителя <text:span text:style-name="T65">M</text:span>.2 SATA3 6.0 Гбит/с или Gen3 x2 (16 Гбит/с);</text:p>
        </text:list-item>
        <text:list-item>
          <text:p text:style-name="P7">количество разъемов для модулей оперативной памяти – 4 типа DIMM–288 для установки модулей памяти DDR4 черного цвета; </text:p>
        </text:list-item>
        <text:list-item>
          <text:p text:style-name="P7">количество разъемов интерфейса Serial ATA – 6, черного цвета, версия 3;</text:p>
        </text:list-item>
        <text:list-item>
          <text:p text:style-name="P7">количество разъемов интерфейса USB – 8 на задней панели (Type-A: 1 – USB 3.2 Gen 2, 4 – USB 3.2 Gen 1, 2 – USB 2.0; Type-B: USB 3.2 Gen 2) и 3 дополнительных (1 – USB 3.2 Gen 1 и 2 – USB 2.0) (всего 11); </text:p>
        </text:list-item>
        <text:list-item>
          <text:p text:style-name="P7">количество разъемов сетевого адаптера – 1 типа RJ–45 для подключения локальной сети типа Ethernet (1 Гбит/с). Данный разъем <text:soft-page-break/>оснащен двумя светодиодными индикаторами контроля работоспособности сетевого адаптера;</text:p>
        </text:list-item>
        <text:list-item>
          <text:p text:style-name="P7">количество разъемов <text:span text:style-name="T65">COM</text:span> – 1 разъем <text:span text:style-name="T65">RS</text:span>-232;</text:p>
        </text:list-item>
        <text:list-item>
          <text:p text:style-name="P7">количество разъемов видеовыхода – 1 разъем <text:span text:style-name="T65">DisplayPort</text:span> и 1 разъем HDMI; </text:p>
        </text:list-item>
        <text:list-item>
          <text:p text:style-name="P7">количество разъемов цифрового аудиопорта (<text:span text:style-name="T65">s</text:span>/pdif) – 1 оптический разъем toslink;</text:p>
        </text:list-item>
        <text:list-item>
          <text:p text:style-name="P7">пять разъемов интегрированного звукового адаптера – для подключения источников и приемников звуковых сигналов (оранжевый, черный, зеленый – «Линейный выход», голубой – «Линейный вход», розовый – «Микрофон»); </text:p>
        </text:list-item>
        <text:list-item>
          <text:p text:style-name="P7">один комбинированный разъем типа <text:span text:style-name="T65">PS</text:span>/2 зелено-фиолетового цвета – для подключения клавиатуры или манипулятора «мышь».</text:p>
        </text:list-item>
        <text:list-item>
          <text:p text:style-name="P7">Данная системная плата компьютера оснащена интегрированным графическим видеоадаптером <text:span text:style-name="T65">AMD</text:span> <text:span text:style-name="T65">Radeon</text:span> <text:span text:style-name="T65">Vega</text:span> <text:span text:style-name="T65">Series</text:span> <text:span text:style-name="T65">Graphics</text:span> <text:span text:style-name="T65">in</text:span> <text:span text:style-name="T65">Ryzen</text:span> <text:span text:style-name="T65">Series</text:span> <text:span text:style-name="T65">APU</text:span>, но фактическая поддержка зависит от процессора, так как интегрированный видеоадаптер не имеет собственного графического ядра. </text:p>
        </text:list-item>
      </text:list>
      <text:p text:style-name="P16">На системной плате установлен чипсет модели AMD <text:span text:style-name="T65">Promontory</text:span> B450. Чипсет модели AMD <text:span text:style-name="T65">Promontory</text:span> B450 разработан фирмой AMD (США) и был представлен в июле 2018 года. Чипсет предназначен для поддержки работы процессоров семейства <text:span text:style-name="T65">AMD</text:span> <text:span text:style-name="T65">Ryzen</text:span> 3, <text:span text:style-name="T65">AMD</text:span> <text:span text:style-name="T65">Ryzen</text:span> 5 и AMD Ryzen 7 семейств 3000, 2000, 1000, а так же некоторые модели <text:span text:style-name="T65">AMD</text:span> <text:span text:style-name="T65">Ryzen</text:span> 9.</text:p>
      <text:p text:style-name="P16">Структура чипсета AMD <text:span text:style-name="T65">Promontory</text:span> B450 представлена на рисунке 2. Чипсет обладает следующими основными техническими параметрами:</text:p>
      <text:list xml:id="list3002276416" text:style-name="WWNum3">
        <text:list-item>
          <text:p text:style-name="P8">число поддерживаемых процессоров – 1; </text:p>
        </text:list-item>
        <text:list-item>
          <text:p text:style-name="P8">типы поддерживаемых процессоров – AMD <text:span text:style-name="T65">Ryzen</text:span>, AMD <text:span text:style-name="T65">Athlon</text:span> 1-го, 2-го и 3-го поколений; </text:p>
        </text:list-item>
        <text:list-item>
          <text:p text:style-name="P8">конструктивное исполнение процессоров – сокет AM4; </text:p>
        </text:list-item>
        <text:list-item>
          <text:p text:style-name="P8">максимальная частота памяти без разгона – 3200 МГц; </text:p>
        </text:list-item>
        <text:list-item>
          <text:p text:style-name="P8">максимальный объем поддерживаемой оперативной памяти – 4 Гбайта (4096 Мбайт); </text:p>
        </text:list-item>
        <text:list-item>
          <text:p text:style-name="P8">типы поддерживаемой оперативной памяти – DDR4 (3200 МГц); </text:p>
        </text:list-item>
        <text:list-item>
          <text:p text:style-name="P8">количество поддерживаемых разъемов для модулей оперативной памяти – 4 типа <text:span text:style-name="T65">DIMM</text:span>– 288 для установки модулей памяти DDR4 с использованием технологии <text:span text:style-name="T65">Dual</text:span> <text:span text:style-name="T65">Channel</text:span>; </text:p>
        </text:list-item>
        <text:list-item>
          <text:p text:style-name="P9">поддерживаемые системные интерфейсы – <text:span text:style-name="T65">PCI</text:span>–<text:span text:style-name="T65">Express</text:span>;</text:p>
        </text:list-item>
        <text:list-item>
          <text:p text:style-name="P8">интерфейс <text:span text:style-name="T65">Serial</text:span> АТА – 4 порта <text:span text:style-name="T65">SATA</text:span> 3, скорость передачи данных – 6 Гбит/с, поддержка технологий <text:span text:style-name="T65">RAID</text:span> (уровни 0, 1, 10) и функций <text:span text:style-name="T65">NCQ</text:span>, <text:span text:style-name="T65">AHCI</text:span> и «горячего подключения»; </text:p>
        </text:list-item>
        <text:list-item>
          <text:p text:style-name="P8"><text:soft-page-break/>интерфейс <text:span text:style-name="T65">Serial</text:span> АТА – 2 порта <text:span text:style-name="T65">SATA</text:span> 3 на контроллере <text:span text:style-name="T65">ASMedia</text:span> ASM1061, скорость передачи данных – 6 Гбит/с, поддержка функций <text:span text:style-name="T65">NCQ</text:span>, <text:span text:style-name="T65">AHCI</text:span> и «горячего подключения». Контроллер ASM1061 является своеобразным интерфейсом между PCIe x1 и SATA, поэтому, так как к нему на выход подключены порты M2_2, SATA3_3 и SATA3_4 на данной материнской плате, при использовании одного из них остальные будут отключены;</text:p>
        </text:list-item>
        <text:list-item>
          <text:p text:style-name="P8">количество поддерживаемых портов USB спецификации 2.0 – 6; </text:p>
        </text:list-item>
        <text:list-item>
          <text:p text:style-name="P8">количество поддерживаемых портов USB спецификации 3.1 1-го поколения – 6; </text:p>
        </text:list-item>
        <text:list-item>
          <text:p text:style-name="P8">количество поддерживаемых портов USB спецификации 3.1 2-го поколения – 2;</text:p>
        </text:list-item>
        <text:list-item>
          <text:p text:style-name="P8">количество поддерживаемых разъемов интерфейса PCI–<text:span text:style-name="T65">Express</text:span> – 2 типа х16, 5 типа х1 (один из них через контроллер ASM1061 для портов M2 либо SATA), 1 типа х4 (<text:span text:style-name="T65">Ultra</text:span> <text:span text:style-name="T65">M</text:span>.2 <text:span text:style-name="T65">socket</text:span> (m2_1)).</text:p>
        </text:list-item>
      </text:list>
      <text:p text:style-name="P16">Системная плата использует AMI UEFI Legal BIOS версии 4.30 с поддержкой многоязычного графического интерфейса, технологии «Plug and Play», функции JumperFree, SMBIOS 2.3, регулировки напряжений DRAM и совместимостью с управлением энергопотреблением по стандарту ACPI 5.1.</text:p>
      <text:p text:style-name="P15">Объем оперативной памяти у тестируемого компьютера составляет 32 Гбайт. На системной плате установлено четыре модуля динамической оперативной памяти типа DIMM, имеющие 288 вывода каждый. Каждый модуль памяти является односторонним по расположению на нем микросхем памяти и содержит микросхемы памяти типа DDR4 SDRAM (DDR – Double Data Rate – с удвоенным темпом передачи информации по сравнению с обычной памятью типа SDRAM). Разрядность шины данных модулей памяти – 64 бита, емкость 8 Гбайт. Номинальная тактовая частота модулей – 3200 МГц. Номинальное напряжение питания модулей памяти – 1,53 В. Данные модули памяти работают в двухканальном режиме, что позволяет повысить пропускную способность интерфейса памяти путем увеличения шины данных до 128 бит. </text:p>
      <text:p text:style-name="P16">В разъеме PCIe 16x установлен видеоадаптер модели GeForce GTX 1660 SUPER VENTUS XS OC производства фирмы MSI (Micro-Star International Co., Ltd), выполненный на основе видеоконтроллера GeForce GTX 1660 SUPER фирмы nVidia. Цвет платы видеоадаптера – темно серый. На микросхему видеоадаптера установлен ребристый алюминиевый радиатор с одной тепловой трубкой S-образной формы толщиной 10 мм, и закрытый пластиковым кожухом с двумя вентиляторами. Видеоконтроллер GeForce <text:soft-page-break/>GTX 1660 SUPER характеризуется следующими основными техническими параметрами:</text:p>
      <text:list xml:id="list3682691509" text:style-name="WWNum5">
        <text:list-item>
          <text:p text:style-name="P10">условное наименование микроархитектуры – NVIDIA Turing;</text:p>
        </text:list-item>
        <text:list-item>
          <text:p text:style-name="P11">графический процессор – NVIDIA TU116-300A-A1;</text:p>
        </text:list-item>
        <text:list-item>
          <text:p text:style-name="P11">технологический процесс изготовления микросхемы – 12 нм;</text:p>
        </text:list-item>
        <text:list-item>
          <text:p text:style-name="P11">штатная частота работы видеочипа – 1530 МГц;</text:p>
        </text:list-item>
        <text:list-item>
          <text:p text:style-name="P10">разрядность внутренней шины памяти – 192 бит;</text:p>
        </text:list-item>
        <text:list-item>
          <text:p text:style-name="P10">тактовая частота видеопамяти – 14000 МГц;</text:p>
        </text:list-item>
        <text:list-item>
          <text:p text:style-name="P10">объем видеопамяти – 6 Гбайт;</text:p>
        </text:list-item>
        <text:list-item>
          <text:p text:style-name="P10">тип микросхем видеопамяти – GDDR6;</text:p>
        </text:list-item>
        <text:list-item>
          <text:p text:style-name="P10">количество шейдеров – 1408;</text:p>
        </text:list-item>
        <text:list-item>
          <text:p text:style-name="P10">количество блоков растеризации – 48;</text:p>
        </text:list-item>
        <text:list-item>
          <text:p text:style-name="P10">количество текстурных блоков – 88;</text:p>
        </text:list-item>
        <text:list-item>
          <text:p text:style-name="P10">интерфейс с системной платой – PCIe 16x.</text:p>
        </text:list-item>
      </text:list>
      <text:p text:style-name="P15">На плате видеоадаптера присутствуют 6 микросхем видеопамяти Samsung K4Z80325BC-HC14 типа GDDR6 с номинальным временем доступа 4 нс и объемом 1 Гбайт каждая. На задней стенке видеоадаптера закреплен один разъем типа HDMI 2.0b и три разъема типа DisplayPort 1.4, так что возможно подключение до четырех мониторов одновременно. Максимальное разрешение 7680x4320 (8K Ultra HD). При использовании требуется подключение дополнительного питания через 8-контактный разъем. Потребляемая мощность 125 Вт.</text:p>
      <text:p text:style-name="P15">Во время диагностики компьютера вывод информации производился на жидкокристаллический монитор модели 276E8V производства фирмы Philips <text:s/>(Нидерланды). Размер экрана по диагонали составляет 27 дюймов, <text:s/>максимальная разрешающая способность – 3840x2160 пикселей при частоте регенерации изображения 60 Гц. Размер изображения – 596.4 мм по горизонтали и 335.7 мм по вертикали. Монитор изготовлен в сентябре 2022 года. </text:p>
      <text:p text:style-name="P15">Системная плата оснащена аудиоадаптером. Аудиоконтроллер Realtek <text:s/>ALC892/897 поддерживает спецификацию Intel High Definition Audio, что позволяет формировать звуковые сигналы в формате 7.1, необходимые для работы многоканальных акустических систем.</text:p>
      <text:p text:style-name="P16">Системная плата оснащена системой мониторинга своей работоспособности. С помощью системы мониторинга в режиме реального времени контролируются температура ядра микропроцессора, температура системной платы, температура внутри твердотельных накопителей с помощью встроенных датчиков температуры, а также скорости вращения вентилятора охлаждения микропроцессора и вентилятора охлаждения <text:soft-page-break/>системного блока с помощью датчиков вращения, встроенных в эти вентиляторы. Кроме этого контролируются также уровни напряжений блока питания компьютера. Во время диагностики температура ядра микропроцессора составила 35°С, системной платы – 30 °С, внутри твердотельных накопителей – 33 °С, скорость вращения вентилятора охлаждения процессора – 1103 оборотов в минуту, скорость вращения вентилятора охлаждения системного блока – 827 оборотов в минуту.</text:p>
      <text:p text:style-name="P16">Исследуемый компьютер оснащен следующими устройствами внешней памяти:</text:p>
      <text:p text:style-name="P15">вумя твердотельными накопителями фирмы Apacer модели AS350 PANTHER номинальной емкостью 512 Гбайт каждый. Накопители имеют форм–фактор 2,5 дюйма. Накопители выполнены по стандарту технологии <text:s/>3D NAND. DRAM буфера не имеют. <text:s/>Интерфейс накопителя – SАТА 3 (максимальная скорость передачи информации – 6 Гбит/с).</text:p>
      <text:p text:style-name="P15">Твердотельный накопитель имеет следующие физические параметры:</text:p>
      <text:p text:style-name="P15">типоразмер накопителя – 2,5";</text:p>
      <text:p text:style-name="P15">максимальная скорость чтения – 560 Мбайт/с;</text:p>
      <text:p text:style-name="P15">максимальная скорость записи – 540 Мбайт/с;</text:p>
      <text:p text:style-name="P15">неформатированная емкость – 488386 Мбайт.</text:p>
      <text:p text:style-name="P15">Логические параметры этого накопителя:</text:p>
      <text:p text:style-name="P15">количество цилиндров 992277;</text:p>
      <text:p text:style-name="P15">количество головок – 16;</text:p>
      <text:p text:style-name="P15">количество секторов на дорожке – 63;</text:p>
      <text:p text:style-name="P15">общее количество секторов – 1000215216 по 512 байт.</text:p>
      <text:p text:style-name="P15">Данные накопители оснащены системой самодиагностики SMART и поддерживают технологии управления энергопотреблением (Power Management), защиты информации (Security Mode), отложенной записи (Write Cache).</text:p>
      <text:p text:style-name="P16">Первый твердотельный накопитель разделен на 4 логических диска (Logical Drives). Диски С:, D:, E: имеют файловые системы NTFS. Объем диска С: - 120 Гбайт, объем диска D: - 255 Гбайт, объем диска E: - 100 Гбайт. Раздел объемом 603 Мбайт (шифрованный <text:span text:style-name="T65">EFI</text:span>) используется операционной системой. Загрузка операционной системы <text:span text:style-name="T65">Windows</text:span> 10 производится с логического диска C:.</text:p>
      <text:p text:style-name="P16">Второй твердотельный накопитель разделен на 2 раздела, которые имеют файловые системы <text:span text:style-name="T65">BtrFS</text:span>. Объем 1-го раздела - 150 Гбайт, объем 2-го раздела - 350 Гбайт. С 1-го раздела второго твердотельного накопителя осуществляется загрузка операционной системы <text:span text:style-name="T65">Linux</text:span> <text:span text:style-name="T65">Mint</text:span> 21.3.</text:p>
      <text:p text:style-name="P16"><text:soft-page-break/>К компьютеру подключен 6–кнопочный манипулятор "мышь" с колесом прокрутки, интерфейс подключения "мыши" – беспроводной через <text:span text:style-name="T65">USB</text:span> адаптер. Стандартная беспроводная клавиатура подключена к компьютеру посредством <text:span text:style-name="T65">USB</text:span> адаптера. </text:p>
      <text:p text:style-name="P16">В разъеме PCIe 1x установлен Wi-Fi адаптер модели E12 производства фирмы Tenda (Китай), выполненный на основе микросхемы сетевого контроллера модели RTL8822CE производства фирмы Realtek (Тайвань). Плата сетевого адаптера имеет зеленый цвет. На задней стенке адаптера устанавливаются две внешние съемные антенны с коэффициентом усиления 5 dBi черного цвета, имеющие шарнир в основании. Wi-Fi адаптер предназначен для работы с номинальными скоростями передачи информации 300 Мбит/с на частоте 2.4 ГГц и 867 Мбит/с на частоте 5 ГГц.</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Arial" fo:font-size="11pt" fo:language="ru" fo:country="RU" style:letter-kerning="false" style:font-name-asian="Times New Roman1" style:font-size-asian="11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fo:color="#000000" loext:opacity="100%" style:font-name="Arial" fo:font-size="11pt" fo:language="ru" fo:country="RU" style:letter-kerning="false" style:font-name-asian="Times New Roman1" style:font-size-asian="11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fo:keep-with-next="always"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Title" style:default-outline-level="1" style:list-style-name="" style:class="text">
      <style:paragraph-properties fo:margin-top="0.423cm" fo:margin-bottom="0.212cm" style:contextual-spacing="false"/>
      <style:text-properties fo:font-weight="bold" style:font-weight-asian="bold"/>
    </style:style>
    <style:style style:name="Title" style:family="paragraph" style:parent-style-name="Normal1" style:next-style-name="Text_20_body" style:class="chapter">
      <style:paragraph-properties fo:margin-top="0.529cm" fo:margin-bottom="0.212cm" style:contextual-spacing="false"/>
      <style:text-properties fo:font-size="24pt" style:font-size-asian="24pt"/>
    </style:style>
    <style:style style:name="Heading_20_2" style:display-name="Heading 2" style:family="paragraph" style:parent-style-name="Normal1" style:default-outline-level="2" style:list-style-name="" style:class="text">
      <style:paragraph-properties fo:margin-top="0.635cm" fo:margin-bottom="0.212cm" style:contextual-spacing="false"/>
      <style:text-properties style:font-name="Arial1" fo:font-family="Arial" style:font-family-generic="swiss" style:font-pitch="variable" fo:font-size="17pt" style:font-size-asian="17pt" style:font-name-complex="Arial2" style:font-family-complex="Arial" style:font-family-generic-complex="system" style:font-pitch-complex="variable"/>
    </style:style>
    <style:style style:name="Heading_20_3" style:display-name="Heading 3" style:family="paragraph" style:parent-style-name="Normal1" style:default-outline-level="3" style:list-style-name="" style:class="text">
      <style:paragraph-properties fo:margin-top="0.564cm" fo:margin-bottom="0.212cm" style:contextual-spacing="false"/>
      <style:text-properties style:font-name="Arial1" fo:font-family="Arial" style:font-family-generic="swiss" style:font-pitch="variable" fo:font-size="15pt" style:font-size-asian="15pt" style:font-name-complex="Arial2" style:font-family-complex="Arial" style:font-family-generic-complex="system" style:font-pitch-complex="variable"/>
    </style:style>
    <style:style style:name="Heading_20_4" style:display-name="Heading 4" style:family="paragraph" style:parent-style-name="Normal1" style:default-outline-level="4" style:list-style-name="" style:class="text">
      <style:paragraph-properties fo:margin-top="0.564cm" fo:margin-bottom="0.212cm" style:contextual-spacing="false"/>
      <style:text-properties style:font-name="Arial1" fo:font-family="Arial" style:font-family-generic="swiss" style:font-pitch="variable" fo:font-size="13pt" fo:font-weight="bold" style:font-size-asian="13pt" style:font-weight-asian="bold" style:font-name-complex="Arial2" style:font-family-complex="Arial" style:font-family-generic-complex="system" style:font-pitch-complex="variable"/>
    </style:style>
    <style:style style:name="Heading_20_5" style:display-name="Heading 5" style:family="paragraph" style:parent-style-name="Normal1" style:default-outline-level="5" style:list-style-name="" style:class="text">
      <style:paragraph-properties fo:margin-top="0.564cm" fo:margin-bottom="0.212cm" style:contextual-spacing="false"/>
      <style:text-properties style:font-name="Arial1" fo:font-family="Arial" style:font-family-generic="swiss" style:font-pitch="variable" fo:font-weight="bold" style:font-weight-asian="bold" style:font-name-complex="Arial2" style:font-family-complex="Arial" style:font-family-generic-complex="system" style:font-pitch-complex="variable"/>
    </style:style>
    <style:style style:name="Heading_20_6" style:display-name="Heading 6" style:family="paragraph" style:parent-style-name="Normal1" style:default-outline-level="6" style:list-style-name="" style:class="text">
      <style:paragraph-properties fo:margin-top="0.564cm" fo:margin-bottom="0.212cm" style:contextual-spacing="false"/>
      <style:text-properties style:font-name="Arial1" fo:font-family="Arial" style:font-family-generic="swiss" style:font-pitch="variable" fo:font-size="11pt" fo:font-weight="bold" style:font-size-asian="11pt" style:font-weight-asian="bold" style:font-name-complex="Arial2" style:font-family-complex="Arial" style:font-family-generic-complex="system" style:font-pitch-complex="variable"/>
    </style:style>
    <style:style style:name="Heading_20_7" style:display-name="Heading 7" style:family="paragraph" style:parent-style-name="Normal1" style:default-outline-level="7" style:list-style-name="" style:class="text">
      <style:paragraph-properties fo:margin-top="0.564cm" fo:margin-bottom="0.212cm" style:contextual-spacing="false"/>
      <style:text-properties style:font-name="Arial1" fo:font-family="Arial" style:font-family-generic="swiss" style:font-pitch="variable" fo:font-size="11pt" fo:font-style="italic" fo:font-weight="bold" style:font-size-asian="11pt" style:font-style-asian="italic" style:font-weight-asian="bold" style:font-name-complex="Arial2" style:font-family-complex="Arial" style:font-family-generic-complex="system" style:font-pitch-complex="variable"/>
    </style:style>
    <style:style style:name="Heading_20_8" style:display-name="Heading 8" style:family="paragraph" style:parent-style-name="Normal1" style:default-outline-level="8" style:list-style-name="" style:class="text">
      <style:paragraph-properties fo:margin-top="0.564cm" fo:margin-bottom="0.212cm" style:contextual-spacing="false"/>
      <style:text-properties style:font-name="Arial1" fo:font-family="Arial" style:font-family-generic="swiss" style:font-pitch="variable" fo:font-size="11pt" fo:font-style="italic" style:font-size-asian="11pt" style:font-style-asian="italic" style:font-name-complex="Arial2" style:font-family-complex="Arial" style:font-family-generic-complex="system" style:font-pitch-complex="variable"/>
    </style:style>
    <style:style style:name="Heading_20_9" style:display-name="Heading 9" style:family="paragraph" style:parent-style-name="Normal1" style:default-outline-level="9" style:list-style-name="" style:class="text">
      <style:paragraph-properties fo:margin-top="0.564cm" fo:margin-bottom="0.212cm" style:contextual-spacing="false"/>
      <style:text-properties style:font-name="Arial1" fo:font-family="Arial" style:font-family-generic="swiss" style:font-pitch="variable" fo:font-size="10.5pt" fo:font-style="italic" style:font-size-asian="10.5pt" style:font-style-asian="italic" style:font-name-complex="Arial2" style:font-family-complex="Arial" style:font-family-generic-complex="system" style:font-pitch-complex="variable"/>
    </style:style>
    <style:style style:name="caption" style:family="paragraph" style:parent-style-name="Standard">
      <style:paragraph-properties fo:margin-top="0.212cm" fo:margin-bottom="0.212cm" style:contextual-spacing="false"/>
      <style:text-properties fo:font-style="italic" style:font-style-asian="italic"/>
    </style:style>
    <style:style style:name="index_20_heading" style:display-name="index heading" style:family="paragraph" style:parent-style-name="Standard"/>
    <style:style style:name="DStyle_5f_paragraph" style:display-name="DStyle_paragraph" style:family="paragraph">
      <style:paragraph-properties fo:margin-top="0cm" fo:margin-bottom="0.353cm" style:contextual-spacing="false" fo:line-height="115%" fo:text-align="start" style:justify-single-word="false" fo:orphans="0" fo:widows="0" fo:hyphenation-ladder-count="no-limit" style:writing-mode="lr-tb"/>
      <style:text-properties style:font-name="Liberation Serif" fo:font-family="'Liberation Serif'" style:font-family-generic="roman" style:font-pitch="variable" fo:font-size="12pt" style:font-size-asian="12pt" style:font-name-complex="Liberation Serif1" style:font-family-complex="'Liberation Serif'" style:font-family-generic-complex="system" style:font-pitch-complex="variable" fo:hyphenate="false" fo:hyphenation-remain-char-count="2" fo:hyphenation-push-char-count="2" loext:hyphenation-no-caps="false"/>
    </style:style>
    <style:style style:name="Normal1" style:family="paragraph" style:parent-style-name="DStyle_5f_paragraph"/>
    <style:style style:name="List_20_Paragraph" style:display-name="List Paragraph" style:family="paragraph" style:parent-style-name="Normal1">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Subtitle" style:family="paragraph" style:parent-style-name="Normal1" style:class="chapter">
      <style:paragraph-properties fo:margin-top="0.353cm" fo:margin-bottom="0.353cm" style:contextual-spacing="false"/>
    </style:style>
    <style:style style:name="Quote" style:family="paragraph" style:parent-style-name="Normal1">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Normal1">
      <loext:graphic-properties draw:fill="solid" draw:fill-color="#f2f2f2"/>
      <style:paragraph-properties fo:margin-left="1.27cm" fo:margin-right="1.27cm" fo:text-indent="0cm" style:auto-text-indent="false" fo:background-color="#f2f2f2" fo:padding="0cm" fo:border="0.51pt solid #ffffff" style:shadow="non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1"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1"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 style:family="paragraph" style:parent-style-name="Normal1" style:class="extra">
      <style:paragraph-properties fo:margin-top="0cm" fo:margin-bottom="0.071cm" style:contextual-spacing="false" fo:line-height="100%"/>
      <style:text-properties fo:font-size="9pt" style:font-size-asian="9pt"/>
    </style:style>
    <style:style style:name="Endnote" style:family="paragraph" style:parent-style-name="Normal1"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Normal1" style:class="index">
      <style:paragraph-properties fo:margin-top="0cm" fo:margin-bottom="0.101cm" style:contextual-spacing="false"/>
    </style:style>
    <style:style style:name="Contents_20_2" style:display-name="Contents 2" style:family="paragraph" style:parent-style-name="Normal1"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Normal1"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Normal1"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Normal1"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Normal1"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Normal1"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Normal1"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Normal1"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DStyle_5f_paragraph" style:class="index"/>
    <style:style style:name="Figure_20_Index_20_1" style:display-name="Figure Index 1" style:family="paragraph" style:parent-style-name="Normal1" style:class="index">
      <style:paragraph-properties fo:margin-top="0cm" fo:margin-bottom="0cm" style:contextual-spacing="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style>
    <style:style style:name="Frame_20_contents" style:display-name="Frame contents" style:family="paragraph" style:parent-style-name="Standard" style:class="extra"/>
    <style:style style:name="table_20_of_20_figures" style:display-name="table of figures" style:family="paragraph" style:parent-style-name="caption"/>
    <style:style style:name="Default_20_Paragraph_20_Font" style:display-name="Default Paragraph Font" style:family="text"/>
    <style:style style:name="Default_20_Paragraph_20_Font_20__28_WW_29_" style:display-name="Default Paragraph Font (WW)" style:family="text"/>
    <style:style style:name="DStyle_5f_text" style:display-name="DStyle_text" style:family="text">
      <style:text-properties style:font-name="Arial" fo:font-family="Arial" style:font-family-generic="roman" style:font-pitch="variable" fo:font-size="11pt" fo:language="en" fo:country="US" style:font-size-asian="11pt" style:font-name-complex="Arial2" style:font-family-complex="Arial" style:font-family-generic-complex="system" style:font-pitch-complex="variable"/>
    </style:style>
    <style:style style:name="Heading_20_1_20_Char" style:display-name="Heading 1 Char" style:family="text">
      <style:text-properties style:font-name="Arial" fo:font-family="Arial" style:font-family-generic="roman" style:font-pitch="variable" fo:font-size="20pt" style:font-size-asian="20pt" style:font-name-complex="Arial2" style:font-family-complex="Arial" style:font-family-generic-complex="system" style:font-pitch-complex="variable"/>
    </style:style>
    <style:style style:name="Heading_20_2_20_Char" style:display-name="Heading 2 Char" style:family="text">
      <style:text-properties style:font-name="Arial" fo:font-family="Arial" style:font-family-generic="roman" style:font-pitch="variable" fo:font-size="17pt" style:font-size-asian="17pt" style:font-name-complex="Arial2"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size-asian="15pt" style:font-name-complex="Arial2" style:font-family-complex="Arial" style:font-family-generic-complex="system" style:font-pitch-complex="variable"/>
    </style:style>
    <style:style style:name="Heading_20_4_20_Char" style:display-name="Heading 4 Char" style:family="text">
      <style:text-properties style:font-name="Arial" fo:font-family="Arial" style:font-family-generic="roman" style:font-pitch="variable" fo:font-size="13pt" fo:font-weight="bold" style:font-size-asian="13pt" style:font-weight-asian="bold" style:font-name-complex="Arial2" style:font-family-complex="Arial" style:font-family-generic-complex="system" style:font-pitch-complex="variable"/>
    </style:style>
    <style:style style:name="Heading_20_5_20_Char" style:display-name="Heading 5 Char"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style>
    <style:style style:name="Heading_20_6_20_Char" style:display-name="Heading 6 Char" style:family="text">
      <style:text-properties style:font-name="Arial" fo:font-family="Arial" style:font-family-generic="roman" style:font-pitch="variable" fo:font-size="11pt" fo:font-weight="bold" style:font-size-asian="11pt" style:font-weight-asian="bold" style:font-name-complex="Arial2" style:font-family-complex="Arial" style:font-family-generic-complex="system" style:font-pitch-complex="variable"/>
    </style:style>
    <style:style style:name="Heading_20_7_20_Char" style:display-name="Heading 7 Char" style:family="text">
      <style:text-properties style:font-name="Arial" fo:font-family="Arial" style:font-family-generic="roman" style:font-pitch="variable" fo:font-size="11pt" fo:font-style="italic" fo:font-weight="bold" style:font-size-asian="11pt" style:font-style-asian="italic" style:font-weight-asian="bold" style:font-name-complex="Arial2" style:font-family-complex="Arial" style:font-family-generic-complex="system" style:font-pitch-complex="variable"/>
    </style:style>
    <style:style style:name="Heading_20_8_20_Char" style:display-name="Heading 8 Char" style:family="text">
      <style:text-properties style:font-name="Arial" fo:font-family="Arial" style:font-family-generic="roman" style:font-pitch="variable" fo:font-size="11pt" fo:font-style="italic" style:font-size-asian="11pt" style:font-style-asian="italic" style:font-name-complex="Arial2" style:font-family-complex="Arial" style:font-family-generic-complex="system" style:font-pitch-complex="variable"/>
    </style:style>
    <style:style style:name="Heading_20_9_20_Char" style:display-name="Heading 9 Char" style:family="text">
      <style:text-properties style:font-name="Arial" fo:font-family="Arial" style:font-family-generic="roman" style:font-pitch="variable" fo:font-size="10.5pt" fo:font-style="italic" style:font-size-asian="10.5pt" style:font-style-asian="italic" style:font-name-complex="Arial2" style:font-family-complex="Arial" style:font-family-generic-complex="system" style:font-pitch-complex="variable"/>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1"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style style:name="Endnote_20_Text_20_Char" style:display-name="Endnote Text Char" style:family="text">
      <style:text-properties fo:font-size="10pt" style:font-size-asian="10pt"/>
    </style:style>
    <style:style style:name="Endnote_20_Symbol" style:display-name="Endnote Symbol" style:family="text"/>
    <style:style style:name="Bullet_20_Symbols" style:display-name="Bullet Symbols" style:family="text">
      <style:text-properties style:font-name="OpenSymbol" fo:font-family="OpenSymbol" style:font-family-generic="roman" style:font-pitch="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style>
    <style:style style:name="Numbering_20_Symbols" style:display-name="Numbering Symbols" style:family="text">
      <style:text-properties style:font-name="Times New Roman" fo:font-family="'Times New Roman'" style:font-family-generic="roman" style:font-pitch="variable" fo:font-size="14pt" fo:font-style="normal" style:font-size-asian="14pt" style:font-style-asian="normal" style:font-name-complex="Times New Roman1" style:font-family-complex="'Times New Roman'" style:font-family-generic-complex="system" style:font-pitch-complex="variable"/>
    </style:style>
    <style:style style:name="T1"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2"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4"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5"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6"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7"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8"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9"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10"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11"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12"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1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14"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15"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16"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17"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18"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19"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20"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21"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22"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2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24"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25"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26"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27"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T28"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1"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3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3"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4"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3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6"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7" style:family="tex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T38"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3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1"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4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3"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4"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4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6"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7"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48"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49"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0"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1"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2"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3"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4"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5"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6"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7"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8"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59"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60"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1"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62"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63"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4"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Emphasis" style:family="text" style:parent-style-name="Default_20_Paragraph_20_Font_20__28_WW_29_">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fo:font-size="14pt" fo:font-style="normal" style:font-size-asian="14pt" style:font-style-asian="normal" style:font-name-complex="Times New Roman1" style:font-family-complex="'Times New Roman'" style:font-family-generic-complex="system" style:font-pitch-complex="variable"/>
    </style:style>
    <style:style style:name="ListLabel_20_29" style:display-name="ListLabel 29" style:family="text">
      <style:text-properties style:font-name="Times New Roman" fo:font-family="'Times New Roman'" style:font-family-generic="roman" style:font-pitch="variable" fo:font-size="14pt" fo:font-style="normal" style:font-size-asian="14pt" style:font-style-asian="normal" style:font-name-complex="Times New Roman1" style:font-family-complex="'Times New Roman'" style:font-family-generic-complex="system" style:font-pitch-complex="variable"/>
    </style:style>
    <style:style style:name="ListLabel_20_30" style:display-name="ListLabel 30" style:family="text">
      <style:text-properties style:font-name="Times New Roman" fo:font-family="'Times New Roman'" style:font-family-generic="roman" style:font-pitch="variable" fo:font-size="14pt" fo:font-style="normal" style:font-size-asian="14pt" style:font-style-asian="normal" style:font-name-complex="Times New Roman1" style:font-family-complex="'Times New Roman'"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fo:font-style="normal" style:font-size-asian="14pt" style:font-style-asian="normal" style:font-name-complex="Times New Roman1" style:font-family-complex="'Times New Roman'"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fo:font-size="14pt" fo:font-style="normal" style:font-size-asian="14pt" style:font-style-asian="normal" style:font-name-complex="Times New Roman1" style:font-family-complex="'Times New Roman'" style:font-family-generic-complex="system" style:font-pitch-complex="variable"/>
    </style:style>
    <style:style style:name="ListLabel_20_33" style:display-name="ListLabel 33" style:family="text">
      <style:text-properties style:font-name="Times New Roman" fo:font-family="'Times New Roman'" style:font-family-generic="roman" style:font-pitch="variable" fo:font-size="14pt" fo:font-style="normal" style:font-size-asian="14pt" style:font-style-asian="normal" style:font-name-complex="Times New Roman1" style:font-family-complex="'Times New Roman'"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fo:font-size="14pt" fo:font-style="normal" style:font-size-asian="14pt" style:font-style-asian="normal" style:font-name-complex="Times New Roman1" style:font-family-complex="'Times New Roman'"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fo:font-style="normal" style:font-size-asian="14pt" style:font-style-asian="normal" style:font-name-complex="Times New Roman1" style:font-family-complex="'Times New Roman'" style:font-family-generic-complex="system" style:font-pitch-complex="variable"/>
    </style:style>
    <style:style style:name="ListLabel_20_36" style:display-name="ListLabel 36" style:family="text">
      <style:text-properties style:font-name="Times New Roman" fo:font-family="'Times New Roman'" style:font-family-generic="roman" style:font-pitch="variable" fo:font-size="14pt" fo:font-style="normal" style:font-size-asian="14pt" style:font-style-asian="normal" style:font-name-complex="Times New Roman1" style:font-family-complex="'Times New Roman'" style:font-family-generic-complex="system" style:font-pitch-complex="variable"/>
    </style:style>
    <style:style style:name="ListLabel_20_37" style:display-name="ListLabel 37" style:family="text">
      <style:text-properties style:font-name-complex="Symbol2" style:font-family-complex="Symbol"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4" style:layout-grid-base-height="1.058cm" style:layout-grid-ruby-height="0cm" style:layout-grid-mode="none" style:layout-grid-ruby-below="false" style:layout-grid-print="false" style:layout-grid-display="false" style:layout-grid-base-width="0.741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41</meta:editing-cycles>
    <meta:print-date>2024-02-11T16:24:00</meta:print-date>
    <meta:creation-date>2024-02-29T11:43:00</meta:creation-date>
    <dc:date>2024-02-29T15:38:48.144853227</dc:date>
    <dc:language>ru-RU</dc:language>
    <meta:editing-duration>PT15H26M22S</meta:editing-duration>
    <meta:generator>LibreOffice/7.3.7.2$Linux_X86_64 LibreOffice_project/30$Build-2</meta:generator>
    <meta:document-statistic meta:table-count="0" meta:image-count="0" meta:object-count="0" meta:page-count="8" meta:paragraph-count="107" meta:word-count="1799" meta:character-count="13738" meta:non-whitespace-character-count="11976"/>
    <meta:user-defined meta:name="AppVersion">16.0000</meta:user-defined>
    <meta:template xlink:type="simple" xlink:actuate="onRequest" xlink:title="Normal" xlink:href=""/>
  </office:meta>
</office:document-meta>
</file>